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b70" officeooo:paragraph-rsid="000a9b70"/>
    </style:style>
    <style:style style:name="P2" style:family="paragraph" style:parent-style-name="Standard">
      <style:text-properties fo:font-size="18pt" fo:font-weight="bold" officeooo:rsid="000a9b70" officeooo:paragraph-rsid="000a9b70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style:font-name="Monospace" fo:font-size="14pt" officeooo:paragraph-rsid="000a9b70" style:font-size-asian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4pt" style:font-size-asian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style:font-size-asian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officeooo:paragraph-rsid="000a9b70" style:font-size-asian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8pt" fo:font-weight="bold" officeooo:rsid="000a9b70" officeooo:paragraph-rsid="000a9b70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4pt" style:font-size-asian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style:font-size-asian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officeooo:paragraph-rsid="000a9b70" style:font-size-asian="14pt"/>
    </style:style>
    <style:style style:name="P12" style:family="paragraph" style:parent-style-name="Standard">
      <style:text-properties officeooo:rsid="000a9b70" officeooo:paragraph-rsid="000a9b70"/>
    </style:style>
    <style:style style:name="P13" style:family="paragraph" style:parent-style-name="Standard">
      <style:text-properties fo:color="#000000" style:font-name="Monospace" fo:font-size="14pt" officeooo:paragraph-rsid="000a9b70" style:font-size-asian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4pt" style:font-size-asian="14pt"/>
    </style:style>
    <style:style style:name="T1" style:family="text">
      <style:text-properties fo:color="#7f0055" style:font-name="Monospace" fo:font-size="14pt" fo:font-weight="bold" style:font-size-asian="14pt" style:font-weight-asian="bold"/>
    </style:style>
    <style:style style:name="T2" style:family="text">
      <style:text-properties fo:color="#7f0055" style:font-name="Monospace" fo:font-size="14pt" fo:font-weight="bold" style:font-size-asian="14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 style:font-name="Monospace" fo:font-size="14pt" style:font-size-asian="14pt"/>
    </style:style>
    <style:style style:name="T6" style:family="text">
      <style:text-properties fo:color="#000000" style:font-name="Monospace" fo:font-size="14pt" style:font-size-asian="14pt"/>
    </style:style>
    <style:style style:name="T7" style:family="text">
      <style:text-properties fo:color="#000000" style:font-name="Monospace" fo:font-size="14pt" fo:background-color="#d4d4d4" loext:char-shading-value="0" style:font-size-asian="14pt"/>
    </style:style>
    <style:style style:name="T8" style:family="text">
      <style:text-properties fo:color="#000000" style:font-name="Monospace" fo:font-size="14pt" fo:background-color="#d4d4d4" loext:char-shading-value="0" style:font-size-asian="14pt"/>
    </style:style>
    <style:style style:name="T9" style:family="text">
      <style:text-properties fo:color="#000000" style:font-name="Monospace" fo:font-size="14pt" fo:font-style="italic" style:font-size-asian="14pt" style:font-style-asian="italic"/>
    </style:style>
    <style:style style:name="T10" style:family="text">
      <style:text-properties fo:color="#6a3e3e" style:font-name="Monospace" fo:font-size="14pt" style:font-size-asian="14pt"/>
    </style:style>
    <style:style style:name="T11" style:family="text">
      <style:text-properties fo:color="#6a3e3e" style:font-name="Monospace" fo:font-size="14pt" style:font-size-asian="14pt"/>
    </style:style>
    <style:style style:name="T12" style:family="text">
      <style:text-properties fo:color="#3f7f5f" style:font-name="Monospace" fo:font-size="14pt" style:font-size-asian="14pt"/>
    </style:style>
    <style:style style:name="T13" style:family="text">
      <style:text-properties fo:color="#3f7f5f" style:font-name="Monospace" fo:font-size="14pt" style:font-size-asian="14pt"/>
    </style:style>
    <style:style style:name="T14" style:family="text">
      <style:text-properties fo:color="#3f7f5f" style:font-name="Monospace" fo:font-size="14pt" style:text-underline-style="solid" style:text-underline-width="auto" style:text-underline-color="font-color" style:font-size-asian="14pt"/>
    </style:style>
    <style:style style:name="T15" style:family="text">
      <style:text-properties fo:color="#3f7f5f" style:font-name="Monospace" fo:font-size="14pt" style:text-underline-style="solid" style:text-underline-width="auto" style:text-underline-color="font-color" style:font-size-asian="14pt"/>
    </style:style>
    <style:style style:name="T16" style:family="text">
      <style:text-properties fo:color="#2a00ff" style:font-name="Monospace" fo:font-size="14pt" style:font-size-asian="14pt"/>
    </style:style>
    <style:style style:name="T17" style:family="text">
      <style:text-properties fo:color="#2a00ff" style:font-name="Monospace" fo:font-size="14pt" style:font-size-asian="14pt"/>
    </style:style>
    <style:style style:name="T18" style:family="text">
      <style:text-properties fo:color="#0000c0" style:font-name="Monospace" fo:font-size="14pt" fo:font-style="italic" fo:font-weight="bold" style:font-size-asian="14pt" style:font-style-asian="italic" style:font-weight-asian="bold"/>
    </style:style>
    <style:style style:name="T19" style:family="text">
      <style:text-properties fo:color="#0000c0" style:font-name="Monospace" fo:font-size="14pt" fo:font-style="italic" fo:font-weight="bold" style:font-size-asian="14pt" style:font-style-asian="italic" style:font-weight-asian="bold"/>
    </style:style>
    <style:style style:name="T20" style:family="text">
      <style:text-properties fo:color="#0000c0" style:font-name="Monospace" fo:font-size="14pt" fo:font-style="italic" fo:font-weight="bold" fo:background-color="#d4d4d4" loext:char-shading-value="0" style:font-size-asian="14pt" style:font-style-asian="italic" style:font-weight-asian="bold"/>
    </style:style>
    <style:style style:name="T21" style:family="text">
      <style:text-properties fo:color="#0000c0" style:font-name="Monospace" fo:font-size="14pt" style:font-size-asian="14pt"/>
    </style:style>
    <style:style style:name="T22" style:family="text">
      <style:text-properties officeooo:rsid="000ccfa4"/>
    </style:style>
    <style:style style:name="T23" style:family="text">
      <style:text-properties officeooo:rsid="000e01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1<text:span text:style-name="T23">8</text:span> january 2024 daily update</text:p>
      <text:p text:style-name="P2">Program no 1</text:p>
      <text:p text:style-name="P1"/>
      <text:p text:style-name="P1"><text:span text:style-name="T1">package</text:span><text:span text:style-name="T5"> com.online;</text:span></text:p>
      <text:p text:style-name="P4"><text:span text:style-name="T12">//encapsulation</text:span></text:p>
      <text:p text:style-name="P4"><text:span text:style-name="T1">class</text:span><text:span text:style-name="T5"> employee</text:span></text:p>
      <text:p text:style-name="P4"><text:span text:style-name="T5">{</text:span></text:p>
      <text:p text:style-name="P4"><text:span text:style-name="T5"><text:tab/></text:span><text:span text:style-name="T12">//private data member</text:span></text:p>
      <text:p text:style-name="P4"><text:span text:style-name="T5"><text:tab/></text:span><text:span text:style-name="T1">private</text:span><text:span text:style-name="T5"> String </text:span><text:span text:style-name="T21">name</text:span><text:span text:style-name="T5">;</text:span></text:p>
      <text:p text:style-name="P4"><text:span text:style-name="T5"><text:tab/></text:span><text:span text:style-name="T1">private</text:span><text:span text:style-name="T5"> </text:span><text:span text:style-name="T1">int</text:span><text:span text:style-name="T5"> </text:span><text:span text:style-name="T21">id</text:span><text:span text:style-name="T5">;</text:span></text:p>
      <text:p text:style-name="P4"><text:span text:style-name="T5"><text:tab/></text:span><text:span text:style-name="T12">//setter method for name and id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0">ename</text:span><text:span text:style-name="T5">)</text:span></text:p>
      <text:p text:style-name="P4"><text:span text:style-name="T5"><text:tab/>{</text:span></text:p>
      <text:p text:style-name="P4"><text:span text:style-name="T5"><text:tab/><text:tab/></text:span><text:span text:style-name="T21">name</text:span><text:span text:style-name="T5"> = </text:span><text:span text:style-name="T10">ename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2">//getter method for name and id</text:span></text:p>
      <text:p text:style-name="P4"><text:span text:style-name="T5"><text:tab/></text:span><text:span text:style-name="T1">public</text:span><text:span text:style-name="T5"> String </text:span><text:span text:style-name="T7">getName</text:span><text:span text:style-name="T5">()</text:span></text:p>
      <text:p text:style-name="P4"><text:span text:style-name="T5"><text:tab/>{</text:span></text:p>
      <text:p text:style-name="P4"><text:span text:style-name="T5"><text:tab/><text:tab/></text:span><text:span text:style-name="T1">return</text:span><text:span text:style-name="T5"> </text:span><text:span text:style-name="T21">name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<text:s/>setId(</text:span><text:span text:style-name="T1">int</text:span><text:span text:style-name="T5"> </text:span><text:span text:style-name="T10">eid</text:span><text:span text:style-name="T5">)</text:span></text:p>
      <text:p text:style-name="P4"><text:span text:style-name="T5"><text:tab/>{</text:span></text:p>
      <text:p text:style-name="P4"><text:span text:style-name="T5"><text:tab/><text:tab/></text:span><text:span text:style-name="T21">id</text:span><text:span text:style-name="T5"> = </text:span><text:span text:style-name="T10">eid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int</text:span><text:span text:style-name="T5"> getId()</text:span></text:p>
      <text:p text:style-name="P4"><text:span text:style-name="T5"><text:tab/>{</text:span></text:p>
      <text:p text:style-name="P4"><text:span text:style-name="T5"><text:tab/><text:tab/></text:span><text:span text:style-name="T1">return</text:span><text:span text:style-name="T5"> </text:span><text:span text:style-name="T21">id</text:span><text:span text:style-name="T5">;</text:span></text:p>
      <text:p text:style-name="P4"><text:span text:style-name="T5"><text:tab/>}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EncapsulationEx {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5"><text:tab/><text:tab/></text:span><text:span text:style-name="T12">//creating object of encapsulated class</text:span></text:p>
      <text:p text:style-name="P4"><text:span text:style-name="T5"><text:tab/><text:tab/>employee </text:span><text:span text:style-name="T10">eobj</text:span><text:span text:style-name="T5"> = </text:span><text:span text:style-name="T1">new</text:span><text:span text:style-name="T5"> employee();</text:span></text:p>
      <text:p text:style-name="P4"><text:span text:style-name="T5"><text:tab/><text:tab/></text:span><text:span text:style-name="T12">//setting value in the name and id </text:span></text:p>
      <text:p text:style-name="P4"><text:span text:style-name="T5"><text:tab/><text:tab/></text:span><text:span text:style-name="T10">eobj</text:span><text:span text:style-name="T5">.setName(</text:span><text:span text:style-name="T16">"Hi"</text:span><text:span text:style-name="T5">);</text:span></text:p>
      <text:p text:style-name="P4"><text:span text:style-name="T5"><text:tab/><text:tab/></text:span><text:span text:style-name="T10">eobj</text:span><text:span text:style-name="T5">.setId(1);</text:span></text:p>
      <text:p text:style-name="P4"><text:span text:style-name="T5"><text:tab/><text:tab/></text:span><text:span text:style-name="T12">//getting value of name and id</text:span></text:p>
      <text:p text:style-name="P4"><text:span text:style-name="T5"><text:tab/><text:tab/>System.</text:span><text:span text:style-name="T18">out</text:span><text:span text:style-name="T5">.println(</text:span><text:span text:style-name="T16">"Name: "</text:span><text:span text:style-name="T5">+ </text:span><text:span text:style-name="T10">eobj</text:span><text:span text:style-name="T5">.</text:span><text:span text:style-name="T7">getName</text:span><text:span text:style-name="T5">());</text:span></text:p>
      <text:p text:style-name="P4"><text:span text:style-name="T5"><text:tab/><text:tab/>System.</text:span><text:span text:style-name="T18">out</text:span><text:span text:style-name="T5">.println(</text:span><text:span text:style-name="T16">"Age: "</text:span><text:span text:style-name="T5">+ </text:span><text:span text:style-name="T10">eobj</text:span><text:span text:style-name="T5">.getId());</text:span></text:p>
      <text:p text:style-name="P4"><text:span text:style-name="T5"><text:tab/>}</text:span></text:p>
      <text:p text:style-name="P1"><text:span text:style-name="T5">}</text:span></text:p>
      <text:p text:style-name="P1"><text:span text:style-name="T5"/></text:p>
      <text:p text:style-name="P1"><text:span text:style-name="T5"/></text:p>
      <text:p text:style-name="P1"/>
      <text:p text:style-name="P2"><text:soft-page-break/>program no 2</text:p>
      <text:p text:style-name="P1"/>
      <text:p text:style-name="P1"><text:span text:style-name="T1">package</text:span><text:span text:style-name="T5"> com.online;</text:span></text:p>
      <text:p text:style-name="P4"><text:span text:style-name="T12">//This Keyword </text:span></text:p>
      <text:p text:style-name="P4"><text:span text:style-name="T1">class</text:span><text:span text:style-name="T5"> Test</text:span></text:p>
      <text:p text:style-name="P4"><text:span text:style-name="T5">{</text:span></text:p>
      <text:p text:style-name="P4"><text:span text:style-name="T5"><text:tab/></text:span><text:span text:style-name="T12">//if the local variable and instance variable name is same then the this keyword is used </text:span></text:p>
      <text:p text:style-name="P4"><text:span text:style-name="T5"><text:tab/></text:span><text:span text:style-name="T12">//it is used to invoke current class method</text:span></text:p>
      <text:p text:style-name="P4"><text:span text:style-name="T5"><text:tab/></text:span><text:span text:style-name="T1">int</text:span><text:span text:style-name="T5"> </text:span><text:span text:style-name="T21">i</text:span><text:span text:style-name="T5">;</text:span></text:p>
      <text:p text:style-name="P4"><text:span text:style-name="T5"><text:tab/></text:span><text:span text:style-name="T1">void</text:span><text:span text:style-name="T5"> setValue(</text:span><text:span text:style-name="T1">int</text:span><text:span text:style-name="T5"> </text:span><text:span text:style-name="T10">i</text:span><text:span text:style-name="T5">)</text:span></text:p>
      <text:p text:style-name="P4"><text:span text:style-name="T5"><text:tab/>{</text:span></text:p>
      <text:p text:style-name="P4"><text:span text:style-name="T5"><text:tab/><text:tab/></text:span><text:span text:style-name="T1">this</text:span><text:span text:style-name="T5">.</text:span><text:span text:style-name="T21">i</text:span><text:span text:style-name="T5"> = </text:span><text:span text:style-name="T10">i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">void</text:span><text:span text:style-name="T5"> show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21">i</text:span><text:span text:style-name="T5">);</text:span></text:p>
      <text:p text:style-name="P4"><text:span text:style-name="T5"><text:tab/>}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ThisK </text:span></text:p>
      <text:p text:style-name="P4"><text:span text:style-name="T5">{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</text:span></text:p>
      <text:p text:style-name="P4"><text:span text:style-name="T5"><text:tab/>{</text:span></text:p>
      <text:p text:style-name="P4"><text:span text:style-name="T5"><text:tab/><text:tab/>Test </text:span><text:span text:style-name="T10">obj</text:span><text:span text:style-name="T5"> = </text:span><text:span text:style-name="T1">new</text:span><text:span text:style-name="T5"> Test();</text:span></text:p>
      <text:p text:style-name="P4"><text:span text:style-name="T5"><text:tab/><text:tab/></text:span><text:span text:style-name="T10">obj</text:span><text:span text:style-name="T5">.setValue(3);</text:span></text:p>
      <text:p text:style-name="P4"><text:span text:style-name="T5"><text:tab/><text:tab/></text:span><text:span text:style-name="T10">obj</text:span><text:span text:style-name="T5">.show();</text:span></text:p>
      <text:p text:style-name="P4"><text:span text:style-name="T5"><text:tab/>}</text:span></text:p>
      <text:p text:style-name="P1"><text:span text:style-name="T5">}</text:span></text:p>
      <text:p text:style-name="P1"/>
      <text:p text:style-name="P2">Program no 3</text:p>
      <text:p text:style-name="P1"/>
      <text:p text:style-name="P3"><text:span text:style-name="T3">package</text:span> com.online;</text:p>
      <text:p text:style-name="P4"><text:span text:style-name="T12">//super keyword (parent class reference variable)</text:span></text:p>
      <text:p text:style-name="P4"><text:span text:style-name="T1">class</text:span><text:span text:style-name="T5"> Test1</text:span></text:p>
      <text:p text:style-name="P4"><text:span text:style-name="T5">{</text:span></text:p>
      <text:p text:style-name="P4"><text:span text:style-name="T5"><text:tab/></text:span><text:span text:style-name="T1">int</text:span><text:span text:style-name="T5"> </text:span><text:span text:style-name="T21">i</text:span><text:span text:style-name="T5"> = 10;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SuperK </text:span><text:span text:style-name="T1">extends</text:span><text:span text:style-name="T5"> Test1</text:span></text:p>
      <text:p text:style-name="P4"><text:span text:style-name="T5">{</text:span></text:p>
      <text:p text:style-name="P4"><text:span text:style-name="T5"><text:tab/></text:span><text:span text:style-name="T1">int</text:span><text:span text:style-name="T5"> </text:span><text:span text:style-name="T21">i</text:span><text:span text:style-name="T5"> = 20 ;</text:span></text:p>
      <text:p text:style-name="P4"><text:span text:style-name="T5"><text:tab/></text:span><text:span text:style-name="T1">void</text:span><text:span text:style-name="T5"> show( </text:span><text:span text:style-name="T1">int</text:span><text:span text:style-name="T5"> </text:span><text:span text:style-name="T10">i</text:span><text:span text:style-name="T5"> )</text:span></text:p>
      <text:p text:style-name="P4"><text:span text:style-name="T5"><text:tab/>{</text:span></text:p>
      <text:p text:style-name="P4"><text:span text:style-name="T5"><text:tab/><text:tab/></text:span><text:span text:style-name="T12">//using super keyword we can print parent class value</text:span></text:p>
      <text:p text:style-name="P4"><text:soft-page-break/><text:span text:style-name="T5"><text:tab/><text:tab/></text:span><text:span text:style-name="T12">//using this keyword we can print current class value</text:span></text:p>
      <text:p text:style-name="P4"><text:span text:style-name="T5"><text:tab/><text:tab/>System.</text:span><text:span text:style-name="T18">out</text:span><text:span text:style-name="T5">.println(</text:span><text:span text:style-name="T1">super</text:span><text:span text:style-name="T5">.</text:span><text:span text:style-name="T21">i</text:span><text:span text:style-name="T5">);</text:span></text:p>
      <text:p text:style-name="P4"><text:span text:style-name="T5"><text:tab/><text:tab/>System.</text:span><text:span text:style-name="T18">out</text:span><text:span text:style-name="T5">.println(</text:span><text:span text:style-name="T1">this</text:span><text:span text:style-name="T5">.</text:span><text:span text:style-name="T21">i</text:span><text:span text:style-name="T5">);</text:span></text:p>
      <text:p text:style-name="P4"><text:span text:style-name="T5"><text:tab/><text:tab/>System.</text:span><text:span text:style-name="T18">out</text:span><text:span text:style-name="T5">.println(</text:span><text:span text:style-name="T10">i</text:span><text:span text:style-name="T5">)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5"><text:tab/><text:tab/>SuperK </text:span><text:span text:style-name="T10">ob</text:span><text:span text:style-name="T5"> = </text:span><text:span text:style-name="T1">new</text:span><text:span text:style-name="T5"> SuperK();</text:span></text:p>
      <text:p text:style-name="P4"><text:span text:style-name="T5"><text:tab/><text:tab/></text:span><text:span text:style-name="T10">ob</text:span><text:span text:style-name="T5">.show(5);</text:span></text:p>
      <text:p text:style-name="P4"><text:span text:style-name="T5"><text:tab/>}</text:span></text:p>
      <text:p text:style-name="P3">}</text:p>
      <text:p text:style-name="P6"/>
      <text:p text:style-name="P6"/>
      <text:p text:style-name="P2">Program no 4</text:p>
      <text:p text:style-name="P2"/>
      <text:p text:style-name="P3"><text:span text:style-name="T3">package</text:span> com.online;</text:p>
      <text:p text:style-name="P4"><text:span text:style-name="T1">class</text:span><text:span text:style-name="T5"> ex1</text:span></text:p>
      <text:p text:style-name="P4"><text:span text:style-name="T5">{</text:span></text:p>
      <text:p text:style-name="P4"><text:span text:style-name="T5"><text:tab/></text:span><text:span text:style-name="T1">void</text:span><text:span text:style-name="T5"> m1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16">"in first class"</text:span><text:span text:style-name="T5">);</text:span></text:p>
      <text:p text:style-name="P4"><text:span text:style-name="T5"><text:tab/>}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Superk2 </text:span><text:span text:style-name="T1">extends</text:span><text:span text:style-name="T5"> ex1</text:span></text:p>
      <text:p text:style-name="P4"><text:span text:style-name="T5">{</text:span></text:p>
      <text:p text:style-name="P4"><text:span text:style-name="T5"><text:tab/></text:span><text:span text:style-name="T1">void</text:span><text:span text:style-name="T5"> m1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16">"in second class"</text:span><text:span text:style-name="T5">);</text:span></text:p>
      <text:p text:style-name="P4"><text:span text:style-name="T5"><text:tab/>}</text:span></text:p>
      <text:p text:style-name="P4"><text:span text:style-name="T5"><text:tab/></text:span><text:span text:style-name="T1">void</text:span><text:span text:style-name="T5"> show()</text:span></text:p>
      <text:p text:style-name="P4"><text:span text:style-name="T5"><text:tab/>{</text:span></text:p>
      <text:p text:style-name="P4"><text:span text:style-name="T5"><text:tab/><text:tab/>m1();</text:span></text:p>
      <text:p text:style-name="P4"><text:span text:style-name="T5"><text:tab/><text:tab/></text:span><text:span text:style-name="T12">//using super we can call parent class method also</text:span></text:p>
      <text:p text:style-name="P4"><text:span text:style-name="T5"><text:tab/><text:tab/></text:span><text:span text:style-name="T1">super</text:span><text:span text:style-name="T5">.m1()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5"><text:tab/><text:tab/>Superk2 </text:span><text:span text:style-name="T10">ob</text:span><text:span text:style-name="T5"> = </text:span><text:span text:style-name="T1">new</text:span><text:span text:style-name="T5"> Superk2();</text:span></text:p>
      <text:p text:style-name="P4"><text:span text:style-name="T5"><text:tab/><text:tab/></text:span><text:span text:style-name="T10">ob</text:span><text:span text:style-name="T5">.show();</text:span></text:p>
      <text:p text:style-name="P4"><text:span text:style-name="T5"><text:tab/>}</text:span></text:p>
      <text:p text:style-name="P4"><text:span text:style-name="T5">}</text:span></text:p>
      <text:p text:style-name="P3"/>
      <text:p text:style-name="P3"/>
      <text:p text:style-name="P3"/>
      <text:p text:style-name="P2"><text:soft-page-break/></text:p>
      <text:p text:style-name="P2">Program no 5</text:p>
      <text:p text:style-name="P2"/>
      <text:p text:style-name="P3"><text:span text:style-name="T3">package</text:span> com.online;</text:p>
      <text:p text:style-name="P4"><text:span text:style-name="T1">class</text:span><text:span text:style-name="T5"> Demo{</text:span></text:p>
      <text:p text:style-name="P4"><text:span text:style-name="T5"><text:tab/></text:span><text:span text:style-name="T12">//final keyword</text:span></text:p>
      <text:p text:style-name="P4"><text:span text:style-name="T5"><text:tab/></text:span><text:span text:style-name="T12">//when we use it before method then method overrides is not possible</text:span></text:p>
      <text:p text:style-name="P4"><text:span text:style-name="T5"><text:tab/></text:span><text:span text:style-name="T1">final</text:span><text:span text:style-name="T5"> </text:span><text:span text:style-name="T1">void</text:span><text:span text:style-name="T5"> m11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16">"in demo class "</text:span><text:span text:style-name="T5">);</text:span></text:p>
      <text:p text:style-name="P4"><text:span text:style-name="T5"><text:tab/>}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FinalKeywordex </text:span><text:span text:style-name="T1">extends</text:span><text:span text:style-name="T5"> Demo{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12">//<text:tab/><text:tab/>//once the final keyword is used then the variable value is non-changeable</text:span></text:p>
      <text:p text:style-name="P4"><text:span text:style-name="T12">//<text:tab/><text:tab/>final </text:span><text:span text:style-name="T14">int</text:span><text:span text:style-name="T12"> i =45;</text:span></text:p>
      <text:p text:style-name="P4"><text:span text:style-name="T12">//<text:tab/><text:tab/>i = i +90;</text:span></text:p>
      <text:p text:style-name="P4"><text:span text:style-name="T12">//<text:tab/><text:tab/>System.out.println(i);</text:span></text:p>
      <text:p text:style-name="P4"><text:span text:style-name="T5"><text:tab/><text:tab/></text:span></text:p>
      <text:p text:style-name="P4"><text:span text:style-name="T5"><text:tab/><text:tab/>FinalKeywordex </text:span><text:span text:style-name="T10">fke</text:span><text:span text:style-name="T5"> = </text:span><text:span text:style-name="T1">new</text:span><text:span text:style-name="T5"> FinalKeywordex();</text:span></text:p>
      <text:p text:style-name="P4"><text:span text:style-name="T5"><text:tab/><text:tab/></text:span><text:span text:style-name="T10">fke</text:span><text:span text:style-name="T5">.m11();</text:span></text:p>
      <text:p text:style-name="P4"><text:span text:style-name="T5"><text:tab/>}</text:span></text:p>
      <text:p text:style-name="P4"><text:span text:style-name="T12">//<text:tab/>void m11() {</text:span></text:p>
      <text:p text:style-name="P4"><text:span text:style-name="T12">//<text:tab/><text:tab/>System.out.println("in main class");</text:span></text:p>
      <text:p text:style-name="P4"><text:span text:style-name="T12">//<text:tab/>}</text:span></text:p>
      <text:p text:style-name="P3">}</text:p>
      <text:p text:style-name="P3"/>
      <text:p text:style-name="P6"/>
      <text:p text:style-name="P8">Program no 6</text:p>
      <text:p text:style-name="P8"/>
      <text:p text:style-name="P7"><text:span text:style-name="T3">package</text:span> com.online;</text:p>
      <text:p text:style-name="P4"><text:span text:style-name="T12">//abstract class</text:span></text:p>
      <text:p text:style-name="P4"><text:span text:style-name="T1">abstract</text:span><text:span text:style-name="T5"> </text:span><text:span text:style-name="T1">class</text:span><text:span text:style-name="T5"> Animal{</text:span></text:p>
      <text:p text:style-name="P4"><text:span text:style-name="T5"><text:tab/></text:span><text:span text:style-name="T12">//abstract method (it does not have a body)</text:span></text:p>
      <text:p text:style-name="P4"><text:span text:style-name="T5"><text:tab/></text:span><text:span text:style-name="T1">public</text:span><text:span text:style-name="T5"> </text:span><text:span text:style-name="T1">abstract</text:span><text:span text:style-name="T5"> </text:span><text:span text:style-name="T1">void</text:span><text:span text:style-name="T5"> animalsound();</text:span></text:p>
      <text:p text:style-name="P4"><text:span text:style-name="T5"><text:tab/></text:span><text:span text:style-name="T12">//regular method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hi() {</text:span></text:p>
      <text:p text:style-name="P4"><text:span text:style-name="T5"><text:tab/><text:tab/>System.</text:span><text:span text:style-name="T20">out</text:span><text:span text:style-name="T5">.println(</text:span><text:span text:style-name="T16">"regular method"</text:span><text:span text:style-name="T5">);</text:span></text:p>
      <text:p text:style-name="P4"><text:span text:style-name="T5"><text:tab/>}</text:span></text:p>
      <text:p text:style-name="P4"><text:span text:style-name="T5">}</text:span></text:p>
      <text:p text:style-name="P4"><text:span text:style-name="T12">//it is not possible to create a object of abstract class</text:span></text:p>
      <text:p text:style-name="P4"><text:soft-page-break/><text:span text:style-name="T12">//to access abstract class it must be inherited from another class</text:span></text:p>
      <text:p text:style-name="P4"><text:span text:style-name="T1">public</text:span><text:span text:style-name="T5"> </text:span><text:span text:style-name="T1">class</text:span><text:span text:style-name="T5"> Abstraction </text:span><text:span text:style-name="T1">extends</text:span><text:span text:style-name="T5"> Animal{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animalsound() {</text:span></text:p>
      <text:p text:style-name="P4"><text:span text:style-name="T5"><text:tab/><text:tab/>System.</text:span><text:span text:style-name="T20">out</text:span><text:span text:style-name="T5">.println(</text:span><text:span text:style-name="T16">"body of abstract method"</text:span><text:span text:style-name="T5">)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5"><text:tab/><text:tab/>Abstraction </text:span><text:span text:style-name="T10">ab</text:span><text:span text:style-name="T5"> = </text:span><text:span text:style-name="T1">new</text:span><text:span text:style-name="T5"> Abstraction();</text:span></text:p>
      <text:p text:style-name="P4"><text:span text:style-name="T5"><text:tab/><text:tab/></text:span><text:span text:style-name="T10">ab</text:span><text:span text:style-name="T5">.animalsound();</text:span></text:p>
      <text:p text:style-name="P4"><text:span text:style-name="T5"><text:tab/><text:tab/></text:span><text:span text:style-name="T10">ab</text:span><text:span text:style-name="T5">.hi();</text:span></text:p>
      <text:p text:style-name="P4"><text:span text:style-name="T5"><text:tab/>}</text:span></text:p>
      <text:p text:style-name="P7">}</text:p>
      <text:p text:style-name="P7"/>
      <text:p text:style-name="P8"/>
      <text:p text:style-name="P8">Program no 7</text:p>
      <text:p text:style-name="P8"/>
      <text:p text:style-name="P7"><text:span text:style-name="T3">package</text:span> com.online;</text:p>
      <text:p text:style-name="P4"><text:span text:style-name="T12">//An interface <text:s/>is a blueprint of a class</text:span></text:p>
      <text:p text:style-name="P4"><text:span text:style-name="T12">//in interface only abstract methods are present and not method body</text:span></text:p>
      <text:p text:style-name="P4"><text:span text:style-name="T12">//it is use to achieve multiple inheritance </text:span></text:p>
      <text:p text:style-name="P4"><text:span text:style-name="T12">//also we can't create interface object</text:span></text:p>
      <text:p text:style-name="P4"><text:span text:style-name="T1">interface</text:span><text:span text:style-name="T5"> I1 </text:span></text:p>
      <text:p text:style-name="P4"><text:span text:style-name="T5">{</text:span></text:p>
      <text:p text:style-name="P4"><text:span text:style-name="T5"><text:tab/></text:span><text:span text:style-name="T1">void</text:span><text:span text:style-name="T5"> show();</text:span></text:p>
      <text:p text:style-name="P4"><text:span text:style-name="T5">}</text:span></text:p>
      <text:p text:style-name="P4"><text:span text:style-name="T1">interface</text:span><text:span text:style-name="T5"> I2</text:span></text:p>
      <text:p text:style-name="P4"><text:span text:style-name="T5">{</text:span></text:p>
      <text:p text:style-name="P4"><text:span text:style-name="T5"><text:tab/></text:span><text:span text:style-name="T1">void</text:span><text:span text:style-name="T5"> display();</text:span></text:p>
      <text:p text:style-name="P4"><text:span text:style-name="T5">}</text:span></text:p>
      <text:p text:style-name="P4"><text:span text:style-name="T1">public</text:span><text:span text:style-name="T5"> </text:span><text:span text:style-name="T1">class</text:span><text:span text:style-name="T5"> InterfaceEx </text:span><text:span text:style-name="T1">implements</text:span><text:span text:style-name="T5"> I1 ,I2</text:span></text:p>
      <text:p text:style-name="P4"><text:span text:style-name="T5">{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show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16">"1"</text:span><text:span text:style-name="T5">)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void</text:span><text:span text:style-name="T5"> display()</text:span></text:p>
      <text:p text:style-name="P4"><text:span text:style-name="T5"><text:tab/>{</text:span></text:p>
      <text:p text:style-name="P4"><text:span text:style-name="T5"><text:tab/><text:tab/>System.</text:span><text:span text:style-name="T18">out</text:span><text:span text:style-name="T5">.println(</text:span><text:span text:style-name="T16">"2"</text:span><text:span text:style-name="T5">);</text:span></text:p>
      <text:p text:style-name="P4"><text:span text:style-name="T5"><text:tab/>}</text:span></text:p>
      <text:p text:style-name="P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0">args</text:span><text:span text:style-name="T5">) {</text:span></text:p>
      <text:p text:style-name="P4"><text:span text:style-name="T5"><text:tab/><text:tab/>InterfaceEx </text:span><text:span text:style-name="T10">obj</text:span><text:span text:style-name="T5"> = </text:span><text:span text:style-name="T1">new</text:span><text:span text:style-name="T5"> InterfaceEx();</text:span></text:p>
      <text:p text:style-name="P4"><text:span text:style-name="T5"><text:tab/><text:tab/></text:span><text:span text:style-name="T10">obj</text:span><text:span text:style-name="T5">.show();</text:span></text:p>
      <text:p text:style-name="P4"><text:soft-page-break/><text:span text:style-name="T5"><text:tab/><text:tab/></text:span><text:span text:style-name="T10">obj</text:span><text:span text:style-name="T5">.display();</text:span></text:p>
      <text:p text:style-name="P4"><text:span text:style-name="T5"><text:tab/>}</text:span></text:p>
      <text:p text:style-name="P5"/>
      <text:p text:style-name="P4"><text:span text:style-name="T5">}</text:span></text:p>
      <text:p text:style-name="P7"/>
      <text:p text:style-name="P7"/>
      <text:p text:style-name="P8"/>
      <text:p text:style-name="P7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8:04:13.829948596</meta:creation-date>
    <dc:date>2024-01-18T18:34:33.210179957</dc:date>
    <meta:editing-duration>PT20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192" meta:word-count="562" meta:character-count="3582" meta:non-whitespace-character-count="3032"/>
  </office:meta>
</office:document-meta>
</file>